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8pt" fo:font-style="italic" fo:text-shadow="none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386</text:span></text:p>
            <text:p text:style-name="P1"><text:span text:style-name="T2">“</text:span><text:span text:style-name="T2">Now Sing We, Now Rejoic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758cm" svg:height="7.011cm" svg:x="1.658cm" svg:y="1.016cm">
          <draw:text-box>
            <text:p text:style-name="P1"><text:span text:style-name="T4">1. </text:span><text:span text:style-name="T5">Now sing we, now rejoice,</text:span><text:span text:style-name="T5"><text:line-break/></text:span><text:span text:style-name="T5">Now raise to heav’n our voice;</text:span><text:span text:style-name="T5"><text:line-break/></text:span><text:span text:style-name="T5">He from whom joy streameth</text:span><text:span text:style-name="T5"><text:line-break/></text:span><text:span text:style-name="T5">Poor in a manger lie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4.638cm" svg:height="7.011cm" svg:x="1.778cm" svg:y="0.762cm">
          <draw:text-box>
            <text:p text:style-name="P1"><text:span text:style-name="T5">Not so brightly beameth</text:span><text:span text:style-name="T5"><text:line-break/></text:span><text:span text:style-name="T5">The sun in yonder skies.</text:span><text:span text:style-name="T5"><text:line-break/></text:span><text:span text:style-name="T5">Thou my Savior art!</text:span><text:span text:style-name="T5"><text:line-break/></text:span><text:span text:style-name="T5">Thou my Savior a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6">2. </text:span><text:span text:style-name="T7">Come from on high to me;</text:span><text:span text:style-name="T7"><text:line-break/></text:span><text:span text:style-name="T7">I cannot rise to Thee.</text:span><text:span text:style-name="T7"><text:line-break/></text:span><text:span text:style-name="T7">Cheer my wearied spirit,</text:span><text:span text:style-name="T7"><text:line-break/></text:span><text:span text:style-name="T7">O pure and holy Chil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7">Through Thy grace and merit,</text:span><text:span text:style-name="T7"><text:line-break/></text:span><text:span text:style-name="T7">Blest Jesus, Lord most mild,</text:span><text:span text:style-name="T7"><text:line-break/></text:span><text:span text:style-name="T7">Draw me unto Thee!</text:span><text:span text:style-name="T7"><text:line-break/></text:span><text:span text:style-name="T7">Draw me unto The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6" draw:layer="layout" svg:width="25.146cm" svg:height="7.011cm" svg:x="1.524cm" svg:y="0.609cm">
          <draw:text-box>
            <text:p text:style-name="P5"><text:span text:style-name="T6">3.</text:span><text:span text:style-name="T7"> Now through His Son doth shine</text:span><text:span text:style-name="T7"><text:line-break/></text:span><text:span text:style-name="T7">The Father’s grace divine.</text:span><text:span text:style-name="T7"><text:line-break/></text:span><text:span text:style-name="T7">Death was reigning o’er us</text:span><text:span text:style-name="T7"><text:line-break/></text:span><text:span text:style-name="T7">Through sin and van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7">Till He opened for us</text:span><text:span text:style-name="T7"><text:line-break/></text:span><text:span text:style-name="T7">A bright eternity.</text:span><text:span text:style-name="T7"><text:line-break/></text:span><text:span text:style-name="T7">May we praise Him there!</text:span><text:span text:style-name="T7"><text:line-break/></text:span><text:span text:style-name="T7">May we praise Him the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7">4. Oh, where shall joy be found?</text:span><text:span text:style-name="T7"><text:line-break/></text:span><text:span text:style-name="T7">Where but on heav’nly ground?</text:span><text:span text:style-name="T7"><text:line-break/></text:span><text:span text:style-name="T7">Where the angels singing</text:span><text:span text:style-name="T7"><text:line-break/></text:span><text:span text:style-name="T7">With all His saints un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4" draw:text-style-name="P8" draw:layer="layout" svg:width="25.654cm" svg:height="11.938cm" svg:x="1.27cm" svg:y="0.762cm">
          <draw:text-box>
            <text:p text:style-name="P5"><text:span text:style-name="T7">Sweetest praises bringing</text:span><text:span text:style-name="T7"><text:line-break/></text:span><text:span text:style-name="T7">In heav’nly joy and light.</text:span><text:span text:style-name="T7"><text:line-break/></text:span><text:span text:style-name="T7">Oh, that we were there!</text:span><text:span text:style-name="T7"><text:line-break/></text:span><text:span text:style-name="T7">Oh, that we were there!</text:span></text:p>
            <text:p text:style-name="P7"><text:span text:style-name="T8"><text:line-break/></text:span><text:span text:style-name="T8"/></text:p>
            <text:p text:style-name="P7"><text:span text:style-name="T9"/></text:p>
            <text:p text:style-name="P7"><text:span text:style-name="T10"><text:s text:c="10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26:07.962000000</meta:creation-date>
    <dc:title>Hymn template</dc:title>
    <meta:editing-duration>PT15M39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16T23:05:16.905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2-23T21:26:07.665000000"/>
  </office:meta>
</office:document-meta>
</file>